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courier new" svg:font-family="'courier new'"/>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fo:font-variant="normal" fo:text-transform="none" fo:color="#000000" style:font-name="Arial" fo:font-size="11pt" fo:letter-spacing="normal" fo:font-style="normal" fo:font-weight="normal" style:font-size-asian="11pt" style:font-size-complex="11pt"/>
    </style:style>
    <style:style style:name="P3" style:family="paragraph" style:parent-style-name="Standard">
      <style:paragraph-properties fo:text-align="start" style:justify-single-word="false"/>
      <style:text-properties fo:font-variant="normal" fo:text-transform="none" fo:color="#000000" style:font-name="Arial" fo:font-size="11pt" fo:letter-spacing="normal" fo:font-style="normal" fo:font-weight="normal" style:font-size-asian="11pt" style:font-size-complex="11pt"/>
    </style:style>
    <style:style style:name="P4" style:family="paragraph" style:parent-style-name="Standard">
      <style:paragraph-properties fo:text-align="start" style:justify-single-word="false"/>
      <style:text-properties fo:font-variant="normal" fo:text-transform="none" fo:color="#ff0000" style:font-name="Arial" fo:font-size="11pt" fo:letter-spacing="normal" fo:font-style="normal" fo:font-weight="bold" style:font-size-asian="11pt" style:font-weight-asian="bold" style:font-size-complex="11pt" style:font-weight-complex="bold"/>
    </style:style>
    <style:style style:name="P5" style:family="paragraph" style:parent-style-name="Text_20_body" style:list-style-name="L11">
      <style:paragraph-properties fo:text-align="start" style:justify-single-word="false"/>
      <style:text-properties fo:font-variant="normal" fo:text-transform="none" fo:color="#000000" style:font-name="Arial" fo:font-size="11pt" fo:letter-spacing="normal" fo:font-style="normal" fo:font-weight="normal" style:font-size-asian="11pt" style:font-size-complex="11pt"/>
    </style:style>
    <style:style style:name="P6" style:family="paragraph" style:parent-style-name="Text_20_body" style:list-style-name="L12">
      <style:paragraph-properties fo:text-align="start" style:justify-single-word="false"/>
      <style:text-properties fo:font-variant="normal" fo:text-transform="none" fo:color="#000000" style:font-name="Arial" fo:font-size="11pt" fo:letter-spacing="normal" fo:font-style="normal" fo:font-weight="normal" style:font-size-asian="11pt" style:font-size-complex="11pt"/>
    </style:style>
    <style:style style:name="P7" style:family="paragraph" style:parent-style-name="Text_20_body" style:list-style-name="L13">
      <style:paragraph-properties fo:text-align="start" style:justify-single-word="false"/>
      <style:text-properties fo:font-variant="normal" fo:text-transform="none" fo:color="#000000" style:font-name="Arial" fo:font-size="11pt" fo:letter-spacing="normal" fo:font-style="normal" fo:font-weight="normal" style:font-size-asian="11pt" style:font-size-complex="11pt"/>
    </style:style>
    <style:style style:name="P8" style:family="paragraph" style:parent-style-name="Text_20_body">
      <style:paragraph-properties fo:text-align="start" style:justify-single-word="false"/>
      <style:text-properties fo:font-variant="normal" fo:text-transform="none" fo:color="#000000" style:font-name="Arial" fo:font-size="12pt" fo:letter-spacing="normal" fo:font-style="normal" fo:font-weight="normal" style:font-size-asian="12pt" style:font-size-complex="12pt"/>
    </style:style>
    <style:style style:name="P9" style:family="paragraph" style:parent-style-name="Text_20_body" style:list-style-name="L12">
      <style:paragraph-properties fo:text-align="start" style:justify-single-word="false"/>
      <style:text-properties fo:color="#000000" style:font-name="Arial" fo:font-size="11pt" style:font-size-asian="11pt" style:font-size-complex="11pt"/>
    </style:style>
    <style:style style:name="P10" style:family="paragraph" style:parent-style-name="Text_20_body" style:list-style-name="L13">
      <style:paragraph-properties fo:text-align="start" style:justify-single-word="false"/>
      <style:text-properties fo:color="#000000" style:font-name="Arial" fo:font-size="11pt" style:font-size-asian="11pt" style:font-size-complex="11pt"/>
    </style:style>
    <style:style style:name="P11" style:family="paragraph" style:parent-style-name="Text_20_body" style:list-style-name="L13">
      <style:paragraph-properties fo:text-align="start" style:justify-single-word="false"/>
      <style:text-properties fo:color="#000000"/>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text-properties fo:font-variant="normal" fo:text-transform="none" fo:color="#000000" style:font-name="Arial" fo:font-size="11pt" fo:letter-spacing="normal" fo:font-style="normal" fo:font-weight="normal" style:font-size-asian="11pt" style:font-size-complex="11pt"/>
    </style:style>
    <style:style style:name="P15" style:family="paragraph" style:parent-style-name="Standard" style:list-style-name="L2">
      <style:text-properties fo:font-variant="normal" fo:text-transform="none" fo:color="#000000" style:font-name="Arial" fo:font-size="11pt" fo:letter-spacing="normal" fo:font-style="normal" fo:font-weight="normal" style:font-size-asian="11pt" style:font-size-complex="11pt"/>
    </style:style>
    <style:style style:name="P16" style:family="paragraph" style:parent-style-name="Standard" style:list-style-name="L4">
      <style:text-properties fo:font-variant="normal" fo:text-transform="none" fo:color="#000000" style:font-name="Arial" fo:font-size="11pt" fo:letter-spacing="normal" fo:font-style="normal" fo:font-weight="normal" style:font-size-asian="11pt" style:font-size-complex="11pt"/>
    </style:style>
    <style:style style:name="P17" style:family="paragraph" style:parent-style-name="Standard" style:list-style-name="L9">
      <style:paragraph-properties fo:text-align="start" style:justify-single-word="false"/>
      <style:text-properties fo:font-variant="normal" fo:text-transform="none" fo:color="#000000" style:font-name="Arial" fo:font-size="11pt" fo:letter-spacing="normal" fo:font-style="normal" fo:font-weight="normal" style:font-size-asian="11pt" style:font-size-complex="11pt"/>
    </style:style>
    <style:style style:name="P18" style:family="paragraph" style:parent-style-name="Standard" style:list-style-name="L7">
      <style:paragraph-properties fo:text-align="start" style:justify-single-word="false"/>
      <style:text-properties fo:font-variant="normal" fo:text-transform="none" fo:color="#000000" style:font-name="Arial" fo:font-size="11pt" fo:letter-spacing="normal" fo:font-style="normal" fo:font-weight="normal" style:font-size-asian="11pt" style:font-size-complex="11pt"/>
    </style:style>
    <style:style style:name="P19" style:family="paragraph" style:parent-style-name="Standard" style:list-style-name="L6">
      <style:text-properties fo:font-variant="normal" fo:text-transform="none" fo:color="#000000" style:font-name="courier new" fo:font-size="9.75pt" fo:letter-spacing="normal" fo:font-style="normal" fo:font-weight="normal" style:font-size-asian="11pt" style:font-size-complex="11pt"/>
    </style:style>
    <style:style style:name="P20" style:family="paragraph" style:parent-style-name="Standard">
      <style:paragraph-properties fo:text-align="start" style:justify-single-word="false"/>
      <style:text-properties fo:font-variant="normal" fo:text-transform="none" fo:color="#ff0000" style:font-name="Arial" fo:font-size="11pt" fo:letter-spacing="normal" fo:font-style="normal" fo:font-weight="bold" style:font-size-asian="11pt" style:font-weight-asian="bold" style:font-size-complex="11pt" style:font-weight-complex="bold"/>
    </style:style>
    <style:style style:name="P21" style:family="paragraph" style:parent-style-name="Standard" style:list-style-name="L3"/>
    <style:style style:name="P22" style:family="paragraph" style:parent-style-name="Standard">
      <style:text-properties fo:color="#000000"/>
    </style:style>
    <style:style style:name="P23" style:family="paragraph" style:parent-style-name="Standard">
      <style:text-properties fo:color="#000000" style:font-name="Arial"/>
    </style:style>
    <style:style style:name="P24" style:family="paragraph" style:parent-style-name="Standard">
      <style:text-properties fo:color="#000000" style:font-name="Arial" fo:font-size="11pt" style:font-size-asian="11pt" style:font-size-complex="11pt"/>
    </style:style>
    <style:style style:name="P25" style:family="paragraph" style:parent-style-name="Standard">
      <style:paragraph-properties fo:text-align="start" style:justify-single-word="false"/>
      <style:text-properties fo:color="#000000" style:font-name="Arial" fo:font-size="11pt" style:font-size-asian="11pt" style:font-size-complex="11pt"/>
    </style:style>
    <style:style style:name="P26" style:family="paragraph" style:parent-style-name="Standard" style:list-style-name="L10">
      <style:paragraph-properties fo:text-align="start" style:justify-single-word="false"/>
      <style:text-properties fo:color="#000000" style:font-name="Arial" fo:font-size="11pt" style:font-size-asian="11pt" style:font-size-complex="11pt"/>
    </style:style>
    <style:style style:name="P27" style:family="paragraph" style:parent-style-name="Standard" style:list-style-name="L8">
      <style:paragraph-properties fo:text-align="start" style:justify-single-word="false"/>
      <style:text-properties fo:color="#000000" style:font-name="Arial" fo:font-size="11pt" style:font-size-asian="11pt" style:font-size-complex="11pt"/>
    </style:style>
    <style:style style:name="P28" style:family="paragraph" style:parent-style-name="Standard" style:list-style-name="L1">
      <style:text-properties fo:color="#000000" style:font-name="Arial" fo:font-size="11pt" style:font-size-asian="11pt" style:font-size-complex="11pt"/>
    </style:style>
    <style:style style:name="P29" style:family="paragraph" style:parent-style-name="Standard" style:list-style-name="L2">
      <style:text-properties fo:color="#000000" style:font-name="Arial" fo:font-size="11pt" style:font-size-asian="11pt" style:font-size-complex="11pt"/>
    </style:style>
    <style:style style:name="P30" style:family="paragraph" style:parent-style-name="Standard" style:list-style-name="L4">
      <style:text-properties fo:color="#000000" style:font-name="Arial" fo:font-size="11pt" style:font-size-asian="11pt" style:font-size-complex="11pt"/>
    </style:style>
    <style:style style:name="P31" style:family="paragraph" style:parent-style-name="Standard" style:list-style-name="L6">
      <style:text-properties fo:color="#000000" style:font-name="Arial" fo:font-size="11pt" style:font-size-asian="11pt" style:font-size-complex="11pt"/>
    </style:style>
    <style:style style:name="P32" style:family="paragraph" style:parent-style-name="Standard" style:list-style-name="L1">
      <style:text-properties fo:color="#000000" style:font-name="Arial" fo:font-size="11pt" fo:font-weight="normal" style:font-size-asian="11pt" style:font-weight-asian="normal" style:font-size-complex="11pt" style:font-weight-complex="normal"/>
    </style:style>
    <style:style style:name="P33" style:family="paragraph" style:parent-style-name="Standard" style:list-style-name="L3">
      <style:text-properties fo:color="#000000" style:font-name="Arial" fo:font-size="11pt" fo:font-weight="normal" style:font-size-asian="11pt" style:font-weight-asian="normal" style:font-size-complex="11pt" style:font-weight-complex="normal"/>
    </style:style>
    <style:style style:name="P34" style:family="paragraph" style:parent-style-name="Standard">
      <style:paragraph-properties fo:text-align="start" style:justify-single-word="false"/>
      <style:text-properties fo:color="#000000" style:font-name="Arial"/>
    </style:style>
    <style:style style:name="P35" style:family="paragraph" style:parent-style-name="Standard" style:list-style-name="L10">
      <style:paragraph-properties fo:text-align="start" style:justify-single-word="false"/>
      <style:text-properties fo:color="#000000" style:font-name="Arial"/>
    </style:style>
    <style:style style:name="P36" style:family="paragraph" style:parent-style-name="Standard" style:list-style-name="L2">
      <style:text-properties fo:color="#000000" style:font-name="Arial"/>
    </style:style>
    <style:style style:name="P37" style:family="paragraph" style:parent-style-name="Standard">
      <style:text-properties fo:color="#000000" style:font-name="Arial" fo:font-weight="bold" style:font-weight-asian="bold" style:font-weight-complex="bold"/>
    </style:style>
    <style:style style:name="P38" style:family="paragraph" style:parent-style-name="Standard" style:list-style-name="L4">
      <style:text-properties fo:color="#000000"/>
    </style:style>
    <style:style style:name="P39" style:family="paragraph" style:parent-style-name="Standard" style:list-style-name="L5">
      <style:text-properties fo:color="#000000"/>
    </style:style>
    <style:style style:name="P40" style:family="paragraph" style:parent-style-name="Standard">
      <style:paragraph-properties fo:text-align="start" style:justify-single-word="false"/>
      <style:text-properties fo:color="#000000"/>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normal" fo:font-weight="normal" style:font-weight-asian="normal" style:font-weight-complex="normal"/>
    </style:style>
    <style:style style:name="T3" style:family="text">
      <style:text-properties fo:font-variant="normal" fo:text-transform="none" fo:color="#000000" fo:letter-spacing="normal" fo:font-style="normal" fo:font-weight="bold" style:font-weight-asian="bold" style:font-weight-complex="bold"/>
    </style:style>
    <style:style style:name="T4" style:family="text">
      <style:text-properties fo:font-variant="normal" fo:text-transform="none" fo:color="#000000" style:text-line-through-style="none" style:font-name="Arial" fo:font-size="11pt" fo:letter-spacing="normal" fo:font-style="normal" style:text-underline-style="none" fo:font-weight="normal" style:text-blinking="false" fo:background-color="#ffffff" style:font-size-asian="11pt" style:font-size-complex="11pt"/>
    </style:style>
    <style:style style:name="T5" style:family="text">
      <style:text-properties fo:font-variant="normal" fo:text-transform="none" fo:color="#000000" style:text-line-through-style="none" style:font-name="Arial" fo:font-size="11pt" fo:letter-spacing="normal" fo:font-style="normal" style:text-underline-style="none" fo:font-weight="normal" style:text-blinking="false" fo:background-color="#ffffff" style:font-size-asian="11pt" style:font-weight-asian="normal" style:font-size-complex="11pt" style:font-weight-complex="normal"/>
    </style:style>
    <style:style style:name="T6" style:family="text">
      <style:text-properties fo:font-variant="normal" fo:text-transform="none" fo:color="#000000" style:text-line-through-style="none" style:font-name="Arial" fo:font-size="11pt" fo:letter-spacing="normal" fo:font-style="normal" style:text-underline-style="none" fo:font-weight="normal" style:text-blinking="false" style:font-size-asian="11pt" style:font-size-complex="11pt"/>
    </style:style>
    <style:style style:name="T7" style:family="text">
      <style:text-properties fo:font-variant="normal" fo:text-transform="none" fo:color="#000000" style:text-line-through-style="none" style:font-name="Arial" fo:font-size="11pt" fo:letter-spacing="normal" fo:font-style="normal" style:text-underline-style="none" fo:font-weight="bold" style:text-blinking="false" fo:background-color="#ffffff" style:font-size-asian="11pt" style:font-weight-asian="bold" style:font-size-complex="11pt" style:font-weight-complex="bold"/>
    </style:style>
    <style:style style:name="T8" style:family="text">
      <style:text-properties fo:font-variant="normal" fo:text-transform="none" fo:color="#000000" style:font-name="Arial" fo:font-size="11pt" fo:letter-spacing="normal" fo:font-style="normal" fo:font-weight="normal" style:font-size-asian="11pt" style:font-size-complex="11pt"/>
    </style:style>
    <style:style style:name="T9" style:family="text">
      <style:text-properties fo:font-variant="normal" fo:text-transform="none" fo:color="#000000" style:font-name="Arial" fo:font-size="11pt" fo:letter-spacing="normal" fo:font-style="normal" fo:font-weight="normal" style:font-size-asian="11pt" style:font-weight-asian="normal" style:font-size-complex="11pt" style:font-weight-complex="normal"/>
    </style:style>
    <style:style style:name="T10" style:family="text">
      <style:text-properties fo:font-variant="normal" fo:text-transform="none" fo:color="#000000" style:font-name="Arial" fo:font-size="11pt" fo:letter-spacing="normal" fo:font-style="normal" fo:font-weight="bold" style:font-size-asian="11pt" style:font-weight-asian="bold" style:font-size-complex="11pt" style:font-weight-complex="bold"/>
    </style:style>
    <style:style style:name="T11" style:family="text">
      <style:text-properties fo:font-variant="normal" fo:text-transform="none" fo:color="#000000" style:font-name="Arial" fo:font-size="11pt" fo:letter-spacing="normal" fo:font-style="normal" fo:font-weight="bold" style:font-size-asian="11pt" style:font-size-complex="11pt"/>
    </style:style>
    <style:style style:name="T12" style:family="text">
      <style:text-properties fo:font-variant="normal" fo:text-transform="none" fo:color="#000000" fo:font-size="11pt" fo:letter-spacing="normal" fo:font-style="normal" fo:font-weight="normal" style:font-size-asian="11pt" style:font-size-complex="11pt"/>
    </style:style>
    <style:style style:name="T13" style:family="text">
      <style:text-properties fo:font-variant="normal" fo:text-transform="none" fo:color="#0b0080" style:text-line-through-style="none" style:font-name="Arial" fo:font-size="11pt" fo:letter-spacing="normal" fo:font-style="normal" style:text-underline-style="none" fo:font-weight="normal" style:text-blinking="false" style:font-size-asian="11pt" style:font-size-complex="11pt"/>
    </style:style>
    <style:style style:name="T14" style:family="text">
      <style:text-properties fo:font-variant="normal" fo:text-transform="none" fo:color="#0b0080" style:text-line-through-style="none" style:font-name="Arial" fo:font-size="11pt" fo:letter-spacing="normal" fo:font-style="normal" style:text-underline-style="none" fo:font-weight="normal" style:text-blinking="false" fo:background-color="#ffffff" style:font-size-asian="11pt" style:font-size-complex="11pt"/>
    </style:style>
    <style:style style:name="T15" style:family="text">
      <style:text-properties fo:font-variant="normal" fo:text-transform="none" fo:color="#0b0080" style:text-line-through-style="none" style:font-name="Arial" fo:font-size="11pt" fo:letter-spacing="normal" fo:font-style="normal" style:text-underline-style="none" fo:font-weight="bold" style:text-blinking="false" fo:background-color="#ffffff" style:font-size-asian="11pt" style:font-weight-asian="bold" style:font-size-complex="11pt" style:font-weight-complex="bold"/>
    </style:style>
    <style:style style:name="T16" style:family="text">
      <style:text-properties fo:font-variant="normal" fo:text-transform="none" fo:color="#0b0080" style:text-line-through-style="none" fo:letter-spacing="normal" fo:font-style="normal" style:text-underline-style="none" fo:font-weight="normal" style:text-blinking="false" style:font-weight-asian="normal" style:font-weight-complex="normal"/>
    </style:style>
    <style:style style:name="T17" style:family="text">
      <style:text-properties fo:font-variant="normal" fo:text-transform="none" fo:color="#800000" fo:letter-spacing="normal" fo:font-style="normal" fo:font-weight="bold" style:font-weight-asian="bold" style:font-weight-complex="bold"/>
    </style:style>
    <style:style style:name="T18" style:family="text">
      <style:text-properties fo:font-variant="normal" fo:text-transform="none" fo:color="#222222" fo:letter-spacing="normal" fo:font-style="normal" fo:font-weight="normal"/>
    </style:style>
    <style:style style:name="T19" style:family="text">
      <style:text-properties fo:font-variant="normal" fo:text-transform="none" fo:color="#222222" style:font-name="Courier New" fo:letter-spacing="normal" fo:font-style="normal" fo:font-weight="normal"/>
    </style:style>
    <style:style style:name="T20" style:family="text">
      <style:text-properties fo:font-variant="normal" fo:text-transform="none" fo:color="#444444" style:font-name="Arial" fo:font-size="11pt" fo:letter-spacing="normal" fo:font-style="normal" fo:font-weight="normal" style:font-size-asian="11pt" style:font-size-complex="11pt"/>
    </style:style>
    <style:style style:name="T21" style:family="text">
      <style:text-properties fo:font-variant="normal" fo:text-transform="none" fo:color="#444444" style:font-name="courier new" fo:font-size="9.75pt" fo:letter-spacing="normal" fo:font-style="normal" fo:font-weight="normal"/>
    </style:style>
    <style:style style:name="T22" style:family="text">
      <style:text-properties fo:font-variant="normal" fo:text-transform="none" fo:color="#444444" style:font-name="courier new" fo:font-size="9.75pt" fo:letter-spacing="normal" fo:font-style="normal" fo:font-weight="normal" style:font-size-asian="11pt" style:font-size-complex="11pt"/>
    </style:style>
    <style:style style:name="T23" style:family="text">
      <style:text-properties fo:font-variant="normal" fo:text-transform="none" fo:color="#444444" style:font-name="courier new" fo:font-size="9.75pt" fo:letter-spacing="normal" fo:font-style="italic" fo:font-weight="normal" style:font-size-asian="11pt" style:font-size-complex="11pt"/>
    </style:style>
    <style:style style:name="T24" style:family="text">
      <style:text-properties fo:font-variant="normal" fo:text-transform="none" fo:color="#444444" fo:letter-spacing="normal"/>
    </style:style>
    <style:style style:name="T25" style:family="text">
      <style:text-properties fo:font-variant="normal" fo:text-transform="none" style:use-window-font-color="true" style:font-name="Arial" fo:font-size="11pt" fo:letter-spacing="normal" fo:font-style="normal" fo:font-weight="normal" style:font-size-asian="11pt" style:font-size-complex="11pt"/>
    </style:style>
    <style:style style:name="T26" style:family="text">
      <style:text-properties fo:font-variant="normal" fo:text-transform="none" fo:letter-spacing="normal"/>
    </style:style>
    <style:style style:name="T27" style:family="text">
      <style:text-properties fo:font-variant="normal" fo:text-transform="none" fo:letter-spacing="normal" fo:font-style="normal" fo:font-weight="normal"/>
    </style:style>
    <style:style style:name="T28" style:family="text">
      <style:text-properties fo:font-variant="normal" fo:text-transform="none" fo:letter-spacing="normal" fo:font-style="normal" fo:font-weight="normal" style:font-weight-asian="normal" style:font-weight-complex="normal"/>
    </style:style>
    <style:style style:name="T29" style:family="text">
      <style:text-properties fo:font-variant="normal" fo:text-transform="none" fo:letter-spacing="normal" fo:font-style="normal" fo:font-weight="bold"/>
    </style:style>
    <style:style style:name="T30" style:family="text">
      <style:text-properties fo:font-variant="normal" fo:text-transform="none" fo:letter-spacing="normal" fo:font-style="normal" fo:font-weight="bold" style:font-weight-asian="bold" style:font-weight-complex="bold"/>
    </style:style>
    <style:style style:name="T31" style:family="text">
      <style:text-properties fo:font-variant="normal" fo:text-transform="none" fo:font-size="11pt" fo:letter-spacing="normal" fo:font-style="normal" fo:font-weight="normal" style:font-size-asian="11pt" style:font-size-complex="11pt"/>
    </style:style>
    <style:style style:name="T32" style:family="text">
      <style:text-properties fo:font-variant="normal" fo:text-transform="none" style:font-name="Arial" fo:font-size="11pt" fo:letter-spacing="normal" fo:font-style="normal" fo:font-weight="normal" style:font-size-asian="11pt" style:font-size-complex="11pt"/>
    </style:style>
    <style:style style:name="T33" style:family="text">
      <style:text-properties fo:font-variant="normal" fo:text-transform="none" style:font-name="Arial" fo:font-size="11pt" fo:letter-spacing="normal" fo:font-style="normal" fo:font-weight="normal" style:font-size-asian="11pt" style:font-weight-asian="normal" style:font-size-complex="11pt" style:font-weight-complex="normal"/>
    </style:style>
    <style:style style:name="T34" style:family="text">
      <style:text-properties fo:font-variant="normal" fo:text-transform="none" style:font-name="Arial" fo:font-size="11pt" fo:letter-spacing="normal" fo:font-style="normal" fo:font-weight="bold" style:font-size-asian="11pt" style:font-weight-asian="bold" style:font-size-complex="11pt" style:font-weight-complex="bold"/>
    </style:style>
    <style:style style:name="T35" style:family="text">
      <style:text-properties fo:font-variant="normal" fo:text-transform="none" style:font-name="Arial" fo:font-size="11pt" fo:letter-spacing="normal" fo:font-style="normal" fo:font-weight="bold" style:font-size-asian="11pt" style:font-size-complex="11pt"/>
    </style:style>
    <style:style style:name="T36" style:family="text">
      <style:text-properties fo:font-variant="normal" fo:text-transform="none" style:text-line-through-style="none" style:font-name="Arial" fo:font-size="11pt" fo:letter-spacing="normal" fo:font-style="normal" style:text-underline-style="none" fo:font-weight="normal" style:text-blinking="false" fo:background-color="#ffffff" style:font-size-asian="11pt" style:font-size-complex="11pt"/>
    </style:style>
    <style:style style:name="T37" style:family="text">
      <style:text-properties fo:font-variant="normal" fo:text-transform="none" style:text-line-through-style="none" style:font-name="Arial" fo:font-size="11pt" fo:letter-spacing="normal" fo:font-style="normal" style:text-underline-style="none" fo:font-weight="normal" style:text-blinking="false" fo:background-color="#ffffff" style:font-size-asian="11pt" style:font-weight-asian="normal" style:font-size-complex="11pt" style:font-weight-complex="normal"/>
    </style:style>
    <style:style style:name="T38" style:family="text">
      <style:text-properties fo:font-variant="normal" fo:text-transform="none" style:text-line-through-style="none" style:font-name="Arial" fo:font-size="11pt" fo:letter-spacing="normal" fo:font-style="normal" style:text-underline-style="none" fo:font-weight="normal" style:text-blinking="false" style:font-size-asian="11pt" style:font-size-complex="11pt"/>
    </style:style>
    <style:style style:name="T39" style:family="text">
      <style:text-properties fo:font-variant="normal" fo:text-transform="none" style:text-line-through-style="none" style:font-name="Arial" fo:font-size="11pt" fo:letter-spacing="normal" fo:font-style="normal" style:text-underline-style="none" fo:font-weight="bold" style:text-blinking="false" fo:background-color="#ffffff" style:font-size-asian="11pt" style:font-weight-asian="bold" style:font-size-complex="11pt" style:font-weight-complex="bold"/>
    </style:style>
    <style:style style:name="T40" style:family="text">
      <style:text-properties fo:font-variant="normal" fo:text-transform="none" style:text-line-through-style="none" fo:letter-spacing="normal" fo:font-style="normal" style:text-underline-style="none" fo:font-weight="normal" style:text-blinking="false" style:font-weight-asian="normal" style:font-weight-complex="normal"/>
    </style:style>
    <style:style style:name="T41" style:family="text">
      <style:text-properties fo:font-variant="normal" fo:text-transform="none" style:font-name="courier new" fo:font-size="9.75pt" fo:letter-spacing="normal" fo:font-style="normal" fo:font-weight="normal"/>
    </style:style>
    <style:style style:name="T42" style:family="text">
      <style:text-properties fo:font-variant="normal" fo:text-transform="none" style:font-name="courier new" fo:font-size="9.75pt" fo:letter-spacing="normal" fo:font-style="normal" fo:font-weight="normal" style:font-size-asian="11pt" style:font-size-complex="11pt"/>
    </style:style>
    <style:style style:name="T43" style:family="text">
      <style:text-properties fo:font-variant="normal" fo:text-transform="none" style:font-name="courier new" fo:font-size="9.75pt" fo:letter-spacing="normal" fo:font-style="italic" fo:font-weight="normal" style:font-size-asian="11pt" style:font-size-complex="11pt"/>
    </style:style>
    <style:style style:name="T44" style:family="text">
      <style:text-properties fo:font-variant="normal" fo:text-transform="none" style:font-name="Courier New" fo:letter-spacing="normal" fo:font-style="normal" fo:font-weight="normal"/>
    </style:style>
    <style:style style:name="T45" style:family="text">
      <style:text-properties fo:font-weight="normal" style:font-weight-asian="normal" style:font-weight-complex="normal"/>
    </style:style>
    <style:style style:name="T46" style:family="text">
      <style:text-properties fo:font-weight="bold" style:font-weight-asian="bold" style:font-weight-complex="bold"/>
    </style:style>
    <style:style style:name="T47" style:family="text">
      <style:text-properties style:font-name="Arial" fo:font-size="11pt" style:font-size-asian="11pt" style:font-size-complex="11pt"/>
    </style:style>
    <style:style style:name="T48" style:family="text">
      <style:text-properties style:font-name="Arial" fo:font-size="11pt" fo:font-weight="bold" style:font-size-asian="11pt" style:font-weight-asian="bold" style:font-size-complex="11pt" style:font-weight-complex="bold"/>
    </style:style>
    <style:style style:name="T49" style:family="text">
      <style:text-properties style:font-name="Arial" fo:font-size="11pt" fo:font-weight="normal" style:font-size-asian="11pt" style:font-weight-asian="normal" style:font-size-complex="11pt" style:font-weight-complex="normal"/>
    </style:style>
    <style:style style:name="T50" style:family="text">
      <style:text-properties fo:font-size="11pt" style:font-size-asian="11pt" style:font-size-complex="11pt"/>
    </style:style>
    <style:style style:name="T51" style:family="text">
      <style:text-properties style:font-name="Courier New"/>
    </style:style>
    <style:style style:name="T52" style:family="text">
      <style:text-properties fo:color="#000000" fo:font-size="11pt" style:font-size-asian="11pt" style:font-size-complex="11pt"/>
    </style:style>
    <style:style style:name="T53" style:family="text">
      <style:text-properties fo:color="#000000" style:font-name="Arial" fo:font-size="11pt" style:font-size-asian="11pt" style:font-size-complex="11pt"/>
    </style:style>
    <style:style style:name="T54" style:family="text">
      <style:text-properties fo:color="#000000" style:font-name="Arial" fo:font-size="11pt" fo:font-weight="bold" style:font-size-asian="11pt" style:font-weight-asian="bold" style:font-size-complex="11pt" style:font-weight-complex="bold"/>
    </style:style>
    <style:style style:name="T55" style:family="text">
      <style:text-properties fo:color="#000000" style:font-name="Arial" fo:font-size="11pt" fo:font-weight="normal" style:font-size-asian="11pt" style:font-weight-asian="normal" style:font-size-complex="11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WEB WORKERS – CONCURRENCY im Browser</text:p>
      <text:p text:style-name="P1"/>
      <text:p text:style-name="P23">1) Was sind web workers?</text:p>
      <text:list xml:id="list8194351129287240239" text:style-name="L1">
        <text:list-item>
          <text:p text:style-name="P12"><text:a xlink:type="simple" xlink:href="http://en.wikipedia.org/wiki/JavaScript">JavaScript</text:a><text:span text:style-name="T4"> </text:span><text:a xlink:type="simple" xlink:href="http://en.wikipedia.org/wiki/Scripting_language">script</text:a><text:span text:style-name="T4"> </text:span><text:span text:style-name="T8">executed from an HTML page that runs in the background, </text:span><text:span text:style-name="T10">independently</text:span><text:span text:style-name="T8"> of other user-interface scripts that may also have been executed from the same HTML page</text:span></text:p>
        </text:list-item>
        <text:list-item>
          <text:p text:style-name="P12"><text:span text:style-name="T8">Web workers are able to </text:span><text:span text:style-name="T10">utilize </text:span><text:a xlink:type="simple" xlink:href="http://en.wikipedia.org/wiki/Multi-core">multi-core</text:a><text:span text:style-name="T7"> </text:span><text:a xlink:type="simple" xlink:href="http://en.wikipedia.org/wiki/CPU">CPUs</text:a><text:span text:style-name="T4"> </text:span><text:span text:style-name="T8">more effectively: web workers <text:s/>are</text:span><text:span text:style-name="T10"> long-running</text:span><text:span text:style-name="T8"> scripts that are </text:span><text:span text:style-name="T10">not interrupted by user-interface scripts</text:span><text:span text:style-name="T8"> (scripts that respond to clicks or other user interactions). Keeping such workers from being interrupted by user activities should allow Web </text:span><text:span text:style-name="T10">pages to remain responsive</text:span><text:span text:style-name="T8"> at the same time as they are running long tasks in the background </text:span></text:p>
        </text:list-item>
        <text:list-item>
          <text:p text:style-name="P28"><text:span text:style-name="T30">simple definition</text:span><text:span text:style-name="T27">: The simplest use of workers is for performing a </text:span><text:span text:style-name="T30">computationally expensive task</text:span><text:span text:style-name="T27"> without interrupting the user interface. </text:span></text:p>
        </text:list-item>
        <text:list-item>
          <text:p text:style-name="P28"><text:span text:style-name="T28">two types of web workers:</text:span><text:span text:style-name="T40"> </text:span><text:span text:style-name="T30">dedicated</text:span><text:span text:style-name="T28"> and </text:span><text:span text:style-name="T30">shared</text:span><text:span text:style-name="T28"> workers.</text:span><text:span text:style-name="T45"> </text:span></text:p>
        </text:list-item>
        <text:list-item>
          <text:p text:style-name="P32"><text:span text:style-name="T27">Only dedicated workers shown in example below</text:span></text:p>
        </text:list-item>
      </text:list>
      <text:p text:style-name="P23"/>
      <text:p text:style-name="P23">2) Warum web workers?</text:p>
      <text:list xml:id="list8939558767291704379" text:style-name="L2">
        <text:list-item>
          <text:p text:style-name="P29"><text:span text:style-name="T27">web workers are relatively </text:span><text:span text:style-name="T30">heavy-weight</text:span><text:span text:style-name="T27">: They are expected to be long-lived, have a </text:span><text:span text:style-name="T30">high start-up performance cost</text:span><text:span text:style-name="T27">, and a </text:span><text:span text:style-name="T30">high per-instance memory cost</text:span><text:span text:style-name="T27">.</text:span> </text:p>
        </text:list-item>
        <text:list-item>
          <text:p text:style-name="P29">therefore: <text:span text:style-name="T27">not intended or expected to be used in large numbers as they could hog system resources</text:span> </text:p>
        </text:list-item>
        <text:list-item>
          <text:p text:style-name="P13"><text:span text:style-name="T8">allow for</text:span><text:span text:style-name="T10"> </text:span><text:a xlink:type="simple" xlink:href="http://en.wikipedia.org/wiki/Concurrency_(computer_science)">concurrent</text:a><text:span text:style-name="T7"> </text:span><text:span text:style-name="T10">execution of the browser </text:span><text:a xlink:type="simple" xlink:href="http://en.wikipedia.org/wiki/Thread_(computer_science)"><text:span text:style-name="T7">threads</text:span></text:a><text:span text:style-name="T4"> </text:span><text:span text:style-name="T8">and </text:span><text:span text:style-name="T10">one or more </text:span><text:a xlink:type="simple" xlink:href="http://en.wikipedia.org/wiki/JavaScript">JavaScript</text:a><text:span text:style-name="T7"> </text:span><text:span text:style-name="T10">threads running</text:span><text:span text:style-name="T8"> in the background</text:span><text:span text:style-name="T53"> </text:span></text:p>
        </text:list-item>
        <text:list-item>
          <text:p text:style-name="P29">normally: <text:span text:style-name="T27">browser which follows a single thread of execution </text:span><text:span text:style-name="T30">will have to wait on JavaScript programs</text:span><text:span text:style-name="T27"> to finish executing before proceeding and </text:span><text:span text:style-name="T30">this may take significant time</text:span><text:span text:style-name="T46"> </text:span></text:p>
        </text:list-item>
        <text:list-item>
          <text:p text:style-name="P29">to hide that: <text:span text:style-name="T27">It allows for the browser to</text:span><text:span text:style-name="T30"> continue with normal operation while running</text:span><text:span text:style-name="T27"> in the background</text:span></text:p>
        </text:list-item>
        <text:list-item>
          <text:p text:style-name="P15">You can continue to do whatever you want: clicking, selecting things, etc., while the web worker runs in the background. </text:p>
        </text:list-item>
        <text:list-item>
          <text:p text:style-name="P29">Übertragung interessanter Anwendungen von serverlastigen Implementierungen in clientseitige JavaScript-Umgebungen</text:p>
        </text:list-item>
        <text:list-item>
          <text:p text:style-name="P29">JavaScript ist single-threaded Umgebung =&gt; nicht gleichzeitig mehrere Scripts ausführbar</text:p>
          <text:list>
            <text:list-item>
              <text:p text:style-name="P29">keine Webseiten, die gleichzeitig Benutzeroberflächenereignisse abwickeln, grosse Mengen von API Daten abfragen und DOM manipulieren</text:p>
            </text:list-item>
          </text:list>
        </text:list-item>
        <text:list-item>
          <text:p text:style-name="P29">Asynchron VS. Parallel: </text:p>
          <text:list>
            <text:list-item>
              <text:p text:style-name="P29">AJAX ermöglicht zwar schon asynchrone und blockierungsfreie Ausführung von Funktionen. </text:p>
            </text:list-item>
            <text:list-item>
              <text:p text:style-name="P29">nicht gleichbedeutend mit einer parallelen Ausführung</text:p>
            </text:list-item>
            <text:list-item>
              <text:p text:style-name="P29">asynchrone Ereignisse werden verarbeitet, nachdem das aktuelle Ausführungsskript ausgesetzt wurde</text:p>
            </text:list-item>
          </text:list>
          <text:p text:style-name="P36"/>
        </text:list-item>
      </text:list>
      <text:p text:style-name="P23">3) Was ist der kleine Haken?</text:p>
      <text:list xml:id="list46508096069127105" text:style-name="L3">
        <text:list-item>
          <text:p text:style-name="P21"><text:span text:style-name="T8">web worker specification</text:span><text:span text:style-name="T6"> </text:span><text:span text:style-name="T8">is a separate specification from the </text:span><text:a xlink:type="simple" xlink:href="http://en.wikipedia.org/wiki/HTML5">HTML5</text:a><text:span text:style-name="T4"> </text:span><text:span text:style-name="T8">specification</text:span><text:span text:style-name="T6"> </text:span><text:span text:style-name="T8">and can be used with HTML5</text:span><text:span text:style-name="T53"> </text:span><text:span text:style-name="T54">only!</text:span></text:p>
        </text:list-item>
        <text:list-item>
          <text:p text:style-name="P21"><text:span text:style-name="T55">Because of running in background: </text:span><text:span text:style-name="T9">they </text:span><text:span text:style-name="T10">do not have direct access to the </text:span><text:a xlink:type="simple" xlink:href="http://en.wikipedia.org/wiki/Document_Object_Model"><text:span text:style-name="T7">DOM</text:span></text:a><text:span text:style-name="T5"> </text:span><text:span text:style-name="T9">but communicate thread-like with the document by </text:span><text:a xlink:type="simple" xlink:href="http://en.wikipedia.org/wiki/Message_passing"><text:span text:style-name="T7">message passing</text:span></text:a><text:span text:style-name="T54"> </text:span><text:span text:style-name="T55">=&gt; see example</text:span></text:p>
        </text:list-item>
        <text:list-item>
          <text:p text:style-name="P33">aufgrund ihres Multithread-Verhaltens können Web Workers nur auf einen Teil der JavaScript-Funktionen zugreifen: navigator-Objekt, location-Objekt, XMLHttpRequest, etc</text:p>
          <text:list>
            <text:list-item>
              <text:p text:style-name="P33">nicht auf DOM, window-Objekt, document-Objekt, etc</text:p>
            </text:list-item>
          </text:list>
        </text:list-item>
      </text:list>
      <text:p text:style-name="P23"/>
      <text:p text:style-name="P23"/>
      <text:p text:style-name="P23"/>
      <text:p text:style-name="P23"/>
      <text:p text:style-name="P23"><text:soft-page-break/>4) Beispiel</text:p>
      <text:list xml:id="list2455084539278404689" text:style-name="L4">
        <text:list-item>
          <text:p text:style-name="P30">zuerst überprüfen, ob Web Worker vom Browser unterstützt wird</text:p>
          <text:list>
            <text:list-item>
              <text:p text:style-name="P38"><text:span text:style-name="T47">unterstützt von: </text:span><text:span text:style-name="T32">IE 10, Firefox, Chrome, Safari and Opera</text:span></text:p>
              <text:p text:style-name="P16"/>
              <text:p text:style-name="P38"><text:span text:style-name="T42">if(typeof(Worker)!=="undefined"){</text:span><text:span text:style-name="T32"><text:line-break/></text:span><text:span text:style-name="T32"> </text:span><text:span text:style-name="T42">// Yes! Web worker support!</text:span><text:span text:style-name="T32"><text:line-break/></text:span><text:span text:style-name="T42">// </text:span><text:span text:style-name="T43">Some code.....</text:span><text:span text:style-name="T32"><text:line-break/></text:span><text:span text:style-name="T42">}</text:span><text:span text:style-name="T32"><text:line-break/></text:span><text:span text:style-name="T42">else{</text:span><text:span text:style-name="T32"><text:line-break/></text:span><text:span text:style-name="T42">// Sorry! No Web Worker support..</text:span><text:span text:style-name="T32"><text:line-break/></text:span><text:span text:style-name="T42">}</text:span><text:span text:style-name="T32"> </text:span></text:p>
            </text:list-item>
          </text:list>
        </text:list-item>
      </text:list>
      <text:list xml:id="list8053839002843022640" text:style-name="L5">
        <text:list-item>
          <text:p text:style-name="P39"><text:span text:style-name="T47">Web Worker in isoliertem Thread ausgeführt, daher muss ihr Code in einer externen Datei sein: create a web worker file =&gt; <text:s/></text:span><text:span text:style-name="T32">important here is the </text:span><text:span text:style-name="T35">postMessage() </text:span><text:span text:style-name="T32">method which is used to post a message back to the HTML page.</text:span><text:span text:style-name="T47"> </text:span></text:p>
        </text:list-item>
      </text:list>
      <text:p text:style-name="P2"><text:tab/></text:p>
      <text:p text:style-name="P22"><text:span text:style-name="T32"><text:tab/></text:span><text:span text:style-name="T32">file: demo_workers.js</text:span></text:p>
      <text:p text:style-name="P22"><text:span text:style-name="T32"><text:tab/><text:tab/></text:span><text:span text:style-name="T42">var i=0;</text:span><text:span text:style-name="T47"><text:line-break/><text:tab/><text:tab/></text:span><text:span text:style-name="T42">function timedCount(){</text:span></text:p>
      <text:p text:style-name="P22"><text:span text:style-name="T32"><text:tab/><text:tab/></text:span><text:span text:style-name="T42">i=i+1;</text:span><text:span text:style-name="T47"><text:line-break/><text:tab/><text:tab/></text:span><text:span text:style-name="T42">postMessage(i); // post message to the main website</text:span></text:p>
      <text:p text:style-name="P22"><text:span text:style-name="T42"><text:tab/><text:tab/>// könnte auch self und this für globalen Geltungsbereich des Workers <text:tab/><text:tab/>// verwenden</text:span><text:span text:style-name="T47"><text:line-break/><text:tab/><text:tab/></text:span><text:span text:style-name="T42">setTimeout("timedCount()",500);</text:span><text:span text:style-name="T47"><text:line-break/><text:tab/><text:tab/></text:span><text:span text:style-name="T42">}</text:span><text:span text:style-name="T47"><text:line-break/><text:tab/><text:tab/></text:span><text:span text:style-name="T42">timedCount();</text:span><text:span text:style-name="T47"> </text:span></text:p>
      <text:p text:style-name="P2"/>
      <text:list xml:id="list3226708874844604672" text:style-name="L6">
        <text:list-item>
          <text:p text:style-name="P31">nun können wir ein neues Web Worker Objekt auf der Hauptseite erstellen. Konstruktor trägt Namen des Web Worker Skripts</text:p>
          <text:p text:style-name="P19"/>
          <text:p text:style-name="P31"><text:span text:style-name="T41">if(typeof(w)=="undefined"){ // check if worker already exists</text:span><text:line-break/><text:span text:style-name="T26"> </text:span><text:span text:style-name="T41">w = new Worker("demo_workers.js");</text:span><text:line-break/><text:span text:style-name="T41">}</text:span> </text:p>
        </text:list-item>
      </text:list>
      <text:p text:style-name="P24"/>
      <text:list xml:id="list1515478477" text:continue-numbering="true" text:style-name="L6">
        <text:list-item>
          <text:list>
            <text:list-item>
              <text:p text:style-name="P31">falls Datei vorhanden, wird neuer Worker-Thread so erzeugt und asynchron heruntergeladen. Seine Ausführung beginnt, sobald Datei vollständig heruntergeladen.</text:p>
            </text:list-item>
            <text:list-item>
              <text:p text:style-name="P31">Ausführung auch mit <text:span text:style-name="T51">worker.postMessage() </text:span>explizit startbar</text:p>
            </text:list-item>
          </text:list>
        </text:list-item>
      </text:list>
      <text:p text:style-name="P24"/>
      <text:list xml:id="list1428631678" text:continue-numbering="true" text:style-name="L6">
        <text:list-item>
          <text:p text:style-name="P31">Kommunikation zwischen Worker und übergeordneter Seite erfolgt auf der Grundlage des Ereignismodells, d.h.es können Nachrichten hin und her geschickt werden. </text:p>
          <text:list>
            <text:list-item>
              <text:p text:style-name="P31">Je nach Browser als Zeichenketten oder JSON-Objekte.</text:p>
            </text:list-item>
            <text:list-item>
              <text:p text:style-name="P31">Dazu einen 'onmessage' Event Listener an Worker heften:</text:p>
            </text:list-item>
          </text:list>
        </text:list-item>
      </text:list>
      <text:p text:style-name="P40"><text:span text:style-name="T47"><text:tab/><text:tab/></text:span><text:span text:style-name="T42">w.onmessage=function(event){</text:span><text:span text:style-name="T47"><text:line-break/><text:tab/><text:tab/><text:tab/></text:span><text:span text:style-name="T42">document.getElementById("result").innerHTML=event.data;</text:span><text:span text:style-name="T47"><text:line-break/><text:tab/><text:tab/></text:span><text:span text:style-name="T42">};</text:span></text:p>
      <text:list xml:id="list3584548399516429137" text:style-name="L7">
        <text:list-item>
          <text:list>
            <text:list-item>
              <text:p text:style-name="P18">Nun kann das Worker Objekt Nachrichten vom Worker erhalten und verwenden</text:p>
            </text:list-item>
          </text:list>
        </text:list-item>
      </text:list>
      <text:list xml:id="list4848875167492495720" text:style-name="L8">
        <text:list-item>
          <text:list>
            <text:list-item>
              <text:p text:style-name="P27"><text:span text:style-name="T27">When the web worker posts a message, the code within the event listener is executed. The data from the web worker is stored in event.data.</text:span> </text:p>
            </text:list-item>
            <text:list-item>
              <text:p text:style-name="P27">Den Listener sollte man auf beiden Seiten anbringen, falls beide Seiten Nachrichten empfangen und senden möchten</text:p>
            </text:list-item>
            <text:list-item>
              <text:p text:style-name="P27">Nachrichten nicht direkt weitergeben, sondern kopiert</text:p>
            </text:list-item>
          </text:list>
        </text:list-item>
      </text:list>
      <text:p text:style-name="P25"/>
      <text:list xml:id="list1801548706" text:continue-numbering="true" text:style-name="L8">
        <text:list-item>
          <text:p text:style-name="P27"><text:span text:style-name="T27">Danach sollten Web Workers beendet werden. Entweder durch Aufruf von</text:span><text:span text:style-name="T27"> </text:span><text:span text:style-name="T44">worker.terminate()</text:span><text:span text:style-name="T27"> </text:span><text:span text:style-name="T27">über Hauptseite oder durch Aufruf von</text:span><text:span text:style-name="T27"> </text:span><text:span text:style-name="T44">self.close()</text:span><text:span text:style-name="T27"> im Worker </text:span><text:span text:style-name="T27">selbst</text:span></text:p>
        </text:list-item>
      </text:list>
      <text:p text:style-name="P3"/>
      <text:list xml:id="list2465254289107333282" text:style-name="L9">
        <text:list-item>
          <text:p text:style-name="P17">weitere: externe Skripts laden (importscript(...)) und Untergeordnete Worker</text:p>
        </text:list-item>
        <text:list-item>
          <text:p text:style-name="P17"><text:soft-page-break/>Inline Worker mit Blob-URLs und Laden externer Skripts</text:p>
        </text:list-item>
        <text:list-item>
          <text:p text:style-name="P17">Fehlerbehandlung im Web Worker</text:p>
        </text:list-item>
        <text:list-item>
          <text:p text:style-name="P17">Wort zur Sicherheit: lokale Zugriffsbeschränkungen</text:p>
          <text:p text:style-name="P17">Bei Chrome zum Beispiel nicht lokal ausführbar. Nur mit –allow-file-access-from-files</text:p>
        </text:list-item>
      </text:list>
      <text:p text:style-name="P3"/>
      <text:p text:style-name="P4">DIESE THEMEN WENIGER WICHTIG, KÖNNEN ABER AUCH EINGEBRACHT WERDEN</text:p>
      <text:p text:style-name="P4"/>
      <text:p text:style-name="P34">RAVEN </text:p>
      <text:p text:style-name="P34">1) Was ist Raven?</text:p>
      <text:list xml:id="list4598073943768109734" text:style-name="L10">
        <text:list-item>
          <text:p text:style-name="P26"><text:span text:style-name="T27">JavaScript based Distributed Computing system that can perform brute force attacks on salted hashes by distributing the task across several browsers</text:span> </text:p>
        </text:list-item>
        <text:list-item>
          <text:p text:style-name="P35"><text:span text:style-name="T50">Verbindung zu Web Workers: </text:span><text:span text:style-name="T31">makes use of HTML5 WebWorkers to start background JavaScript threads in the browsers of the workers, each worker computes a part of the hash cracking activity</text:span> </text:p>
          <text:p text:style-name="P35"/>
        </text:list-item>
      </text:list>
      <text:p text:style-name="P34">2) Welche Hashalgorithmen werden unterstützt?</text:p>
      <text:list xml:id="list7977151404451904785" text:style-name="L11">
        <text:list-item>
          <text:p text:style-name="P5">MD5, SHA1, SHA256, SHA512</text:p>
        </text:list-item>
      </text:list>
      <text:p text:style-name="P8">3) Wie funktioniert Raven?</text:p>
      <text:list xml:id="list5301359139633259394" text:style-name="L13">
        <text:list-item>
          <text:p text:style-name="P7">Raven hat 3 Komponenten: Master, Web Backend, Worker</text:p>
        </text:list-item>
        <text:list-item>
          <text:p text:style-name="P10"><text:span text:style-name="T27">Master: </text:span><text:span text:style-name="T27">The hash, salt, hashing algorithm, position of the salt (before or after salt) and the charset are submitted by the user. These are submitted to the web backend and it returns a ‘hash id’ which is unique to every submitted hash. It also supplies a ‘worker url’ specific to this hash that must be sent to potential workers.<text:line-break/>Once the hash is submitted the master creates arrays of slots (each array contains 5 slots), this is submitted to the web backend. Each slot represents a small part of the keyspace, this is how the entire activity is broken down in to multiple tiny tasks. A single slot represents 1 million combinations.<text:line-break/>The master constantly polls the web backend to check on the progress of the cracking process. As the existing list of slots is completed by the workers the master allots more slots. When a worker cracks the hash and returns the clear-text value the master confirm this and then signals all workers to stop cracking.</text:span><text:span text:style-name="T27"> </text:span></text:p>
        </text:list-item>
        <text:list-item>
          <text:p text:style-name="P7">Web Backend: The web backend acts as a proxy between the master and the workers. It does not perform any actual computation but validates the data submitted by both the parties and passes information between them. </text:p>
        </text:list-item>
        <text:list-item>
          <text:p text:style-name="P11"><text:span text:style-name="T32">Web Workers: The worker performs the actual hard work of cracking the hashes. Each hash has a unique worker URL and this page explicitly asks for the user permission before the cracking process is started. Once the user accepts and clicks ‘Start’ the worker polls the </text:span><text:span text:style-name="T32">web backend for available slots, the web backend returns an array of slots from its database. The worker cracks each slot and sends the result to the web backend. After completing all the slots it polls the web backend for more slots.</text:span><text:span text:style-name="T27"> </text:span></text:p>
        </text:list-item>
      </text:list>
      <text:p text:style-name="P8">4) Wie Raven verwenden?</text:p>
      <text:list xml:id="list7800801112487478999" text:style-name="L12">
        <text:list-item>
          <text:p text:style-name="P6">Anleitung auf der Webseite. Erstelle Vorführung.</text:p>
        </text:list-item>
        <text:list-item>
          <text:p text:style-name="P9"><text:span text:style-name="T27">Once the workers click start they would be doing pieces of the work and submitting results back. The main page would constantly monitor the progress of the cracking process and manage it across all the workers. You would be able to see the stats throughout the process, once the hash is cracked the clear-text value is displayed. </text:span></text:p>
        </text:list-item>
        <text:list-item>
          <text:p text:style-name="P9"><text:span text:style-name="T29">Note:</text:span><text:span text:style-name="T27"> The main page manages the cracking so it must not be closed or the cracking would fail.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courier new" svg:font-family="'courier new'"/>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o Obradovic</meta:initial-creator>
    <meta:creation-date>2013-09-29T10:47:05.18</meta:creation-date>
    <dc:date>2013-10-15T15:28:58</dc:date>
    <meta:editing-duration>PT13H41M35S</meta:editing-duration>
    <meta:editing-cycles>13</meta:editing-cycles>
    <meta:generator>OpenOffice.org/3.4.1$Linux OpenOffice.org_project/341m1$Build-9593</meta:generator>
    <meta:document-statistic meta:table-count="0" meta:image-count="0" meta:object-count="0" meta:page-count="3" meta:paragraph-count="70" meta:word-count="1226" meta:character-count="7908"/>
  </office:meta>
</office:document-meta>
</file>